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24af" officeooo:paragraph-rsid="000524af" style:font-size-asian="14pt" style:font-size-complex="16pt"/>
    </style:style>
    <style:style style:name="P2" style:family="paragraph" style:parent-style-name="Standard">
      <style:text-properties fo:font-size="16pt" officeooo:rsid="000524af" officeooo:paragraph-rsid="0007248b" style:font-size-asian="14pt" style:font-size-complex="16pt"/>
    </style:style>
    <style:style style:name="P3" style:family="paragraph" style:parent-style-name="Standard">
      <style:text-properties fo:font-size="16pt" officeooo:rsid="0007248b" officeooo:paragraph-rsid="0007248b" style:font-size-asian="14pt" style:font-size-complex="16pt"/>
    </style:style>
    <style:style style:name="P4" style:family="paragraph" style:parent-style-name="Standard">
      <style:text-properties fo:font-size="16pt" officeooo:rsid="0007d37c" officeooo:paragraph-rsid="0007d37c" style:font-size-asian="14pt" style:font-size-complex="16pt"/>
    </style:style>
    <style:style style:name="P5" style:family="paragraph" style:parent-style-name="Standard">
      <style:text-properties fo:font-size="16pt" officeooo:rsid="00098961" officeooo:paragraph-rsid="00098961" style:font-size-asian="14pt" style:font-size-complex="16pt"/>
    </style:style>
    <style:style style:name="P6" style:family="paragraph" style:parent-style-name="Standard">
      <style:text-properties fo:font-size="16pt" officeooo:rsid="000a1813" officeooo:paragraph-rsid="000a1813" style:font-size-asian="14pt" style:font-size-complex="16pt"/>
    </style:style>
    <style:style style:name="P7" style:family="paragraph" style:parent-style-name="Standard">
      <style:text-properties fo:font-size="16pt" officeooo:rsid="000c0464" officeooo:paragraph-rsid="000c0464" style:font-size-asian="14pt" style:font-size-complex="16pt"/>
    </style:style>
    <style:style style:name="T1" style:family="text">
      <style:text-properties fo:font-size="16pt" officeooo:rsid="000a1813" style:font-size-asian="14pt" style:font-size-complex="16pt"/>
    </style:style>
    <style:style style:name="T2" style:family="text">
      <style:text-properties officeooo:rsid="0007d37c"/>
    </style:style>
    <style:style style:name="T3" style:family="text">
      <style:text-properties officeooo:rsid="000a18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<text:tab/>int main()</text:p>
      <text:p text:style-name="P1"><text:tab/>{</text:p>
      <text:p text:style-name="P1"><text:tab/> <text:s text:c="3"/>printf("Hello\n");</text:p>
      <text:p text:style-name="P1"><text:tab/> <text:s text:c="3"/>return 0;</text:p>
      <text:p text:style-name="P1"><text:tab/>}</text:p>
      <text:p text:style-name="P1"/>
      <text:p text:style-name="P1">2.<text:tab/>#include&lt;stdio.h&gt;</text:p>
      <text:p text:style-name="P1"><text:tab/>int main()</text:p>
      <text:p text:style-name="P1"><text:tab/>{</text:p>
      <text:p text:style-name="P1"><text:tab/><text:tab/><text:span text:style-name="T2">printf(“Hello\nStudents\n”);</text:span></text:p>
      <text:p text:style-name="P2"><text:tab/>}</text:p>
      <text:p text:style-name="P1"/>
      <text:p text:style-name="P1">3.<text:tab/>#include&lt;stdio.h&gt;</text:p>
      <text:p text:style-name="P1"><text:tab/>int main()</text:p>
      <text:p text:style-name="P1"><text:tab/>{</text:p>
      <text:p text:style-name="P1"><text:tab/> <text:s text:c="3"/>printf("\"MySirG\"\n");</text:p>
      <text:p text:style-name="P1"><text:tab/> <text:s text:c="3"/>return 0;</text:p>
      <text:p text:style-name="P1"><text:tab/>}</text:p>
      <text:p text:style-name="P1"/>
      <text:p text:style-name="P1">4.<text:tab/>#include&lt;stdio.h&gt;</text:p>
      <text:p text:style-name="P1"><text:tab/>int main()</text:p>
      <text:p text:style-name="P1"><text:tab/>{</text:p>
      <text:p text:style-name="P1"><text:tab/> <text:s text:c="3"/>float area,radius,pi=3.14;</text:p>
      <text:p text:style-name="P1"><text:tab/></text:p>
      <text:p text:style-name="P1"><text:tab/> <text:s text:c="3"/>printf("Enter radius of the circle:- ");</text:p>
      <text:p text:style-name="P1"><text:tab/> <text:s text:c="3"/>scanf("%f",&amp;radius);</text:p>
      <text:p text:style-name="P1"><text:tab/></text:p>
      <text:p text:style-name="P1"><text:tab/> <text:s text:c="3"/>area=2*3.14*radius*radius;</text:p>
      <text:p text:style-name="P1"><text:tab/></text:p>
      <text:p text:style-name="P1"><text:tab/> <text:s text:c="3"/>printf("Area of circle is %f having the radius %f\n",area,radius);</text:p>
      <text:p text:style-name="P1"><text:tab/> <text:s text:c="3"/>return 0;</text:p>
      <text:p text:style-name="P1"><text:tab/>}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5.<text:tab/>#include &lt;stdio.h&gt;</text:p>
      <text:p text:style-name="P3"><text:tab/>#include &lt;string.h&gt;</text:p>
      <text:p text:style-name="P3"><text:tab/>int main()</text:p>
      <text:p text:style-name="P3"><text:tab/>{</text:p>
      <text:p text:style-name="P3"><text:tab/> <text:s text:c="3"/>char a[20]="Programming";</text:p>
      <text:p text:style-name="P3"><text:tab/> <text:s text:c="3"/>printf("Length of string a = %zu \n",strlen(a));</text:p>
      <text:p text:style-name="P3"><text:tab/> <text:s text:c="3"/>return 0;</text:p>
      <text:p text:style-name="P3"><text:tab/>}</text:p>
      <text:p text:style-name="P3"/>
      <text:p text:style-name="P4">6.<text:tab/>#include &lt;stdio.h&gt;</text:p>
      <text:p text:style-name="P4"><text:tab/>#define MAX_LIMIT 20</text:p>
      <text:p text:style-name="P4"><text:tab/>int main()</text:p>
      <text:p text:style-name="P4"><text:tab/>{</text:p>
      <text:p text:style-name="P4"><text:tab/>char str[MAX_LIMIT];</text:p>
      <text:p text:style-name="P4"><text:tab/>printf("Enter your name:- ");</text:p>
      <text:p text:style-name="P4"><text:tab/>fgets(str, MAX_LIMIT, stdin);</text:p>
      <text:p text:style-name="P4"><text:tab/>printf("\"Hello, %s\"", str);</text:p>
      <text:p text:style-name="P4"><text:tab/>return 0;</text:p>
      <text:p text:style-name="P4"><text:tab/>}</text:p>
      <text:p text:style-name="P4"/>
      <text:p text:style-name="P5">7.<text:tab/>#include &lt;stdio.h&gt;</text:p>
      <text:p text:style-name="P5"><text:tab/>int main()</text:p>
      <text:p text:style-name="P5"><text:tab/>{</text:p>
      <text:p text:style-name="P5"><text:tab/> <text:s text:c="3"/>printf("%%d\n");</text:p>
      <text:p text:style-name="P5"><text:tab/> <text:s text:c="3"/><text:span text:style-name="T3">return 0;</text:span></text:p>
      <text:p text:style-name="P5"><text:tab/>}</text:p>
      <text:p text:style-name="P5"/>
      <text:p text:style-name="P6">8.<text:tab/>#include &lt;stdio.h&gt;</text:p>
      <text:p text:style-name="P6"><text:tab/>int main()</text:p>
      <text:p text:style-name="P6"><text:tab/>{</text:p>
      <text:p text:style-name="Standard"><text:span text:style-name="T1"><text:tab/> <text:s text:c="3"/>printf("\\n\n");</text:span></text:p>
      <text:p text:style-name="P6"><text:tab/> <text:s text:c="3"/>return 0;</text:p>
      <text:p text:style-name="P6"><text:tab/>}</text:p>
      <text:p text:style-name="P6">9.<text:tab/>#include &lt;stdio.h&gt;</text:p>
      <text:p text:style-name="P6"><text:tab/>int main()</text:p>
      <text:p text:style-name="P6"><text:tab/>{</text:p>
      <text:p text:style-name="P6"><text:tab/> <text:s text:c="3"/>printf("\\\\\n");</text:p>
      <text:p text:style-name="P6"><text:tab/> <text:s text:c="3"/>return 0;</text:p>
      <text:p text:style-name="P6"><text:tab/>}</text:p>
      <text:p text:style-name="P6"><text:soft-page-break/>10.<text:tab/>#include&lt;stdio.h&gt;</text:p>
      <text:p text:style-name="P6"><text:tab/>int main()</text:p>
      <text:p text:style-name="P6"><text:tab/>{</text:p>
      <text:p text:style-name="P6"><text:tab/> <text:s text:c="3"/>int date,month,year;</text:p>
      <text:p text:style-name="P6"><text:tab/></text:p>
      <text:p text:style-name="P6"><text:tab/> <text:s text:c="3"/>printf("Enter Date, Month and Year:- ");</text:p>
      <text:p text:style-name="P6"><text:tab/> <text:s text:c="3"/>scanf("%d %d %d",&amp;date,&amp;month,&amp;year);</text:p>
      <text:p text:style-name="P6"><text:tab/></text:p>
      <text:p text:style-name="P6"><text:tab/> <text:s text:c="3"/>printf("Day-%d, Month-%d, Year-%d\n",date,month,year);</text:p>
      <text:p text:style-name="P6"><text:tab/> <text:s text:c="3"/>return 0;</text:p>
      <text:p text:style-name="P6"><text:tab/>}</text:p>
      <text:p text:style-name="P6"/>
      <text:p text:style-name="P6">11.<text:tab/>#include&lt;stdio.h&gt;</text:p>
      <text:p text:style-name="P6"><text:tab/>int main()</text:p>
      <text:p text:style-name="P6"><text:tab/>{</text:p>
      <text:p text:style-name="P6"><text:tab/> <text:s text:c="3"/>int minute,hour;</text:p>
      <text:p text:style-name="P6"><text:tab/> <text:s text:c="3"/>printf("Enter the time hh:mm :- ");</text:p>
      <text:p text:style-name="P6"><text:tab/> <text:s text:c="3"/>scanf("%d %d",&amp;hour,&amp;minute);</text:p>
      <text:p text:style-name="P6"><text:tab/> <text:s text:c="3"/>printf("%d Hours and %d Minutes\n",hour,minute);</text:p>
      <text:p text:style-name="P6"><text:tab/>}</text:p>
      <text:p text:style-name="P6"/>
      <text:p text:style-name="P7">12.<text:tab/>Err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9:28:50.009557938</meta:creation-date>
    <dc:date>2022-07-10T21:13:52.905896089</dc:date>
    <meta:editing-duration>PT2M3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86" meta:word-count="171" meta:character-count="1430" meta:non-whitespace-character-count="1153"/>
  </office:meta>
</office:document-meta>
</file>